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B665721D.png" manifest:media-type="image/png"/>
  <manifest:file-entry manifest:full-path="Pictures/10000000000001C2000001C2D182C47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54cm" svg:stroke-color="#000000" draw:marker-start-width="0.965cm" draw:marker-end-width="0.965cm" draw:fill="none" draw:textarea-horizontal-align="justify" draw:textarea-vertical-align="middle" draw:auto-grow-height="false" fo:min-height="3.816cm" fo:min-width="3.566cm" fo:padding-top="0.251cm" fo:padding-bottom="0.251cm" fo:padding-left="0.376cm" fo:padding-right="0.376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752cm" fo:min-width="0.19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06cm, 0.406cm, 0.61cm, 0.203cm)" draw:image-opacity="100%" style:mirror="non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845cm" svg:height="2.845cm" svg:x="1.808cm" svg:y="1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45cm" svg:height="2.845cm" svg:x="15.477cm" svg:y="17.25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" draw:text-style-name="P1" draw:layer="layout" svg:width="2.845cm" svg:height="2.845cm" svg:x="15.478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22cm" svg:height="1.507cm" svg:x="16.376cm" svg:y="17.954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921cm" svg:height="1.506cm" draw:transform="rotate (-1.5707963267949) translate (3.959cm 2.42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921cm" svg:height="1.506cm" draw:transform="rotate (1.5707963267949) translate (16.188cm 3.30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845cm" svg:height="2.845cm" svg:x="1.635cm" svg:y="17.00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841cm" svg:height="1.757cm" svg:x="2.203cm" svg:y="17.57cm">
          <draw:image xlink:href="Pictures/10000000000001C2000001C2D182C476.jpg" xlink:type="simple" xlink:show="embed" xlink:actuate="onLoad">
            <text:p/>
          </draw:image>
        </draw:frame>
        <draw:custom-shape draw:style-name="gr4" draw:text-style-name="P1" draw:layer="layout" svg:width="0.191cm" svg:height="0.168cm" svg:x="2.989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45cm" svg:height="2.845cm" svg:x="8.478cm" svg:y="8.90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778cm" svg:height="1.629cm" svg:x="9.101cm" svg:y="9.537cm">
          <draw:image xlink:href="Pictures/100002010000020000000200B665721D.png" xlink:type="simple" xlink:show="embed" xlink:actuate="onLoad">
            <text:p/>
          </draw:image>
        </draw:frame>
        <draw:custom-shape draw:style-name="gr1" draw:text-style-name="P1" draw:layer="layout" svg:width="2.845cm" svg:height="2.845cm" svg:x="15.178cm" svg:y="8.90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778cm" svg:height="1.629cm" svg:x="15.801cm" svg:y="9.537cm">
          <draw:image xlink:href="Pictures/100002010000020000000200B665721D.png" xlink:type="simple" xlink:show="embed" xlink:actuate="onLoad">
            <text:p/>
          </draw:image>
        </draw:frame>
        <draw:custom-shape draw:style-name="gr1" draw:text-style-name="P1" draw:layer="layout" svg:width="2.845cm" svg:height="2.845cm" svg:x="2.278cm" svg:y="8.90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778cm" svg:height="1.629cm" svg:x="2.901cm" svg:y="9.537cm">
          <draw:image xlink:href="Pictures/100002010000020000000200B66572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21:52:03.563000000</meta:creation-date>
    <dc:date>2016-12-10T19:45:53.242748213</dc:date>
    <meta:editing-duration>PT1M33S</meta:editing-duration>
    <meta:editing-cycles>5</meta:editing-cycles>
    <meta:generator>LibreOffice/4.2.8.2$Linux_X86_64 LibreOffice_project/420m0$Build-2</meta:generator>
    <meta:document-statistic meta:object-count="15"/>
  </office:meta>
</office:document-meta>
</file>